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ird row</text:p>
          </table:table-cell>
          <table:table-cell office:value-type="string" calcext:value-type="string">
            <text:p>second column</text:p>
          </table:table-cell>
          <table:table-cell office:value-type="string" calcext:value-type="string">
            <text:p>third row, third column</text:p>
          </table:table-cell>
        </table:table-row>
        <table:table-row table:style-name="ro1">
          <table:table-cell office:value-type="string" calcext:value-type="string">
            <text:p><text:span text:style-name="T1">"</text:span>Double Quoted"</text:p>
          </table:table-cell>
          <table:table-cell office:value-type="string" calcext:value-type="string">
            <text:p>Unicode Text ÄÖÜäöüß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.00.0000</text:date>, <text:time style:data-style-name="N2" text:time-value="20:44:08.65954495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uthor KFM</meta:initial-creator>
    <meta:creation-date>2025-01-30T20:50:23.621302120</meta:creation-date>
    <meta:editing-cycles>6</meta:editing-cycles>
    <meta:editing-duration>PT11M33S</meta:editing-duration>
    <dc:description>CSV export test document</dc:description>
    <meta:keyword>CSV</meta:keyword>
    <dc:title>CSV test document</dc:title>
    <dc:date>2025-02-10T20:45:15.421633072</dc:date>
    <dc:creator>Author KFM</dc:creator>
    <meta:generator>LibreOffice/24.8.4.2$Linux_X86_64 LibreOffice_project/480$Build-2</meta:generator>
    <meta:document-statistic meta:table-count="1" meta:cell-count="11" meta:object-count="0"/>
  </office:meta>
</office:document-meta>
</file>